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b5e087" draw:marker-start-width="0.229cm" draw:marker-start-center="false" draw:marker-end-width="0.229cm" draw:marker-end-center="false" draw:fill="solid" draw:fill-color="#7ed2ed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b5e087" draw:marker-start-width="0.229cm" draw:marker-start-center="false" draw:marker-end-width="0.229cm" draw:marker-end-center="false" draw:fill="solid" draw:fill-color="#edc4e3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b5e087" draw:textarea-horizontal-align="center" draw:textarea-vertical-align="middle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b5e087" draw:marker-start-width="0.229cm" draw:marker-start-center="false" draw:marker-end-width="0.229cm" draw:marker-end-center="false" draw:fill="solid" draw:fill-color="#f2ffe5" draw:textarea-horizontal-align="center" draw:textarea-vertical-align="middle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274" svg:stroke-width="0.019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dash" draw:stroke-dash="Dashed_20__28_var_29__20_275" svg:stroke-width="0.019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d684bf" draw:marker-start="Arrow_20_concave" draw:marker-start-width="0.259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7dcedf" draw:marker-start-width="0.259cm" draw:marker-start-center="false" draw:marker-end="Arrow_20_concave" draw:marker-end-width="0.229cm" draw:marker-end-center="false" draw:fill="solid" draw:fill-color="#7dced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edc4e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7dced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Standard">
        <draw:g>
          <draw:circle draw:style-name="gr1" draw:text-style-name="P1" draw:layer="layout" svg:width="1.999cm" svg:height="1.999cm" draw:transform="rotate (-3.14159265358979) translate (10.143cm 17.385cm)" draw:kind="section" draw:start-angle="90.06" draw:end-angle="179.93">
            <text:p/>
          </draw:circle>
          <draw:ellipse draw:style-name="gr2" draw:text-style-name="P2" draw:layer="layout" svg:width="1.999cm" svg:height="1.997cm" svg:x="8.147cm" svg:y="15.389cm" draw:kind="section" draw:start-angle="0.05" draw:end-angle="89.93">
            <text:p/>
          </draw:ellipse>
          <draw:rect draw:style-name="gr3" draw:text-style-name="P3" draw:layer="layout" svg:width="0.974cm" svg:height="1.95cm" svg:x="8.171cm" svg:y="15.412cm">
            <text:p/>
          </draw:rect>
          <draw:ellipse draw:style-name="gr4" draw:text-style-name="P4" draw:layer="layout" svg:width="2.001cm" svg:height="1.999cm" draw:transform="rotate (-3.14159265358979) translate (9.145cm 16.387cm)" draw:kind="section" draw:start-angle="90.06" draw:end-angle="179.93">
            <text:p/>
          </draw:ellipse>
          <draw:ellipse draw:style-name="gr4" draw:text-style-name="P4" draw:layer="layout" svg:width="2.001cm" svg:height="1.999cm" svg:x="7.145cm" svg:y="16.387cm" draw:kind="section" draw:start-angle="0.05" draw:end-angle="89.93">
            <text:p/>
          </draw:ellipse>
          <draw:ellipse draw:style-name="gr5" draw:text-style-name="P5" draw:layer="layout" svg:width="1.999cm" svg:height="1.997cm" svg:x="8.147cm" svg:y="15.389cm" draw:kind="arc" draw:start-angle="269.91" draw:end-angle="90.09">
            <text:p/>
          </draw:ellipse>
          <draw:ellipse draw:style-name="gr5" draw:text-style-name="P5" draw:layer="layout" svg:width="2.005cm" svg:height="1.994cm" svg:x="7.141cm" svg:y="14.394cm" draw:kind="arc" draw:start-angle="270.16" draw:end-angle="0.41">
            <text:p/>
          </draw:ellipse>
          <draw:ellipse draw:style-name="gr5" draw:text-style-name="P5" draw:layer="layout" svg:width="2.005cm" svg:height="1.996cm" draw:transform="rotate (-3.14159265358979) translate (9.145cm 18.38cm)" draw:kind="arc" draw:start-angle="179.56" draw:end-angle="269.81">
            <text:p/>
          </draw:ellipse>
          <draw:line draw:style-name="gr6" draw:text-style-name="P5" draw:layer="layout" svg:x1="9.145cm" svg:y1="15.387cm" svg:x2="9.145cm" svg:y2="17.384cm">
            <text:p/>
          </draw:line>
          <draw:line draw:style-name="gr7" draw:text-style-name="P5" draw:layer="layout" svg:x1="9.145cm" svg:y1="16.387cm" svg:x2="10.143cm" svg:y2="16.387cm">
            <text:p/>
          </draw:line>
          <draw:ellipse draw:style-name="gr8" draw:text-style-name="P5" draw:layer="layout" svg:width="1.749cm" svg:height="0.876cm" svg:x="8.147cm" svg:y="15.138cm" draw:kind="arc" draw:start-angle="355.43" draw:end-angle="221.15">
            <text:p/>
          </draw:ellipse>
          <draw:ellipse draw:style-name="gr9" draw:text-style-name="P6" draw:layer="layout" svg:width="1.751cm" svg:height="0.876cm" draw:transform="rotate (-3.14159265358979) translate (9.895cm 17.636cm)" draw:kind="arc" draw:start-angle="318.81" draw:end-angle="184.56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80" draw:display-name="Dashed (var) 380" draw:style="rect" draw:dots1="1" draw:dots1-length="36%" draw:distance="36%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39:16.032073030</dc:date>
    <meta:editing-duration>PT8M19S</meta:editing-duration>
    <meta:editing-cycles>7</meta:editing-cycles>
    <meta:generator>LibreOffice/5.2.7.2$Linux_X86_64 LibreOffice_project/20m0$Build-2</meta:generator>
    <meta:document-statistic meta:object-count="13"/>
  </office:meta>
</office:document-meta>
</file>